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F000000762EAFA3B8.png" manifest:media-type=""/>
  <manifest:file-entry manifest:full-path="Pictures/100000000000005E0000005E60E90F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3366" draw:fill-gradient-name="Gradient_20_8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fill="gradient" draw:fill-color="#993366" draw:fill-gradient-name="Gradient_20_8" draw:textarea-horizontal-align="justify" draw:textarea-vertical-align="middle" draw:auto-grow-height="false"/>
    </style:style>
    <style:style style:name="pr1" style:family="presentation" style:parent-style-name="TTU_5f_1-subtitle">
      <style:graphic-properties draw:fill-color="#ffffff" fo:min-height="16.261cm"/>
    </style:style>
    <style:style style:name="pr2" style:family="presentation" style:parent-style-name="TTU_5f_1-notes">
      <style:graphic-properties draw:fill-color="#ffffff" draw:auto-grow-height="true" fo:min-height="13.364cm"/>
    </style:style>
    <style:style style:name="pr3" style:family="presentation" style:parent-style-name="TTU_5f_1-title">
      <style:graphic-properties fo:min-height="3.507cm"/>
    </style:style>
    <style:style style:name="pr4" style:family="presentation" style:parent-style-name="TTU_5f_1-outline1">
      <style:graphic-properties draw:auto-grow-height="true" fo:min-height="12.183cm"/>
    </style:style>
    <style:style style:name="P1" style:family="paragraph">
      <style:paragraph-properties fo:text-align="en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TU_5f_1" presentation:presentation-page-layout-name="AL1T32">
        <draw:frame presentation:style-name="pr1" draw:text-style-name="P2" draw:layer="layout" svg:width="25.191cm" svg:height="16.261cm" svg:x="1.399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Embedded service oriented microcontroller architecture.</text:span></text:p>
            <text:p><text:span text:style-name="T2">Extensible client-server communication architecture for small devices</text:span></text:p>
            <text:p><text:span text:style-name="T2"/></text:p>
            <text:p><text:span text:style-name="T2"/></text:p>
            <text:p><text:span text:style-name="T2"/></text:p>
            <text:p><text:span text:style-name="T2">Master thesis</text:span></text:p>
            <text:p text:style-name="P1"><text:span text:style-name="T2"><text:tab/>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Denis Konstantinov</text:span></text:p>
            <text:p text:style-name="P1"><text:span text:style-name="T2">IASM111615</text:span></text:p>
          </draw:text-box>
        </draw:frame>
        <draw:custom-shape draw:style-name="gr1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TU_5f_1" presentation:presentation-page-layout-name="AL2T1">
        <draw:custom-shape draw:style-name="gr4" draw:text-style-name="P3" draw:layer="Layout" svg:width="27.991cm" svg:height="2.501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97cm" svg:height="1.697cm" svg:x="0.503cm" svg:y="0.5cm">
          <draw:image xlink:href="Pictures/100000000000024F000000762EAFA3B8.png" xlink:type="simple" xlink:show="embed" xlink:actuate="onLoad">
            <text:p/>
          </draw:image>
        </draw:frame>
        <draw:frame presentation:style-name="pr3" draw:layer="layout" svg:width="25.191cm" svg:height="3.507cm" svg:x="1.309cm" svg:y="3cm" presentation:class="title" presentation:user-transformed="true">
          <draw:text-box>
            <text:p>Outline</text:p>
          </draw:text-box>
        </draw:frame>
        <draw:frame presentation:style-name="pr4" draw:layer="layout" svg:width="25.191cm" svg:height="12.183cm" svg:x="1.399cm" svg:y="4.915cm" presentation:class="outlin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square" draw:cx="0%" draw:cy="0%" draw:start-color="#800000" draw:end-color="#b80047" draw:start-intensity="100%" draw:end-intensity="100%" draw:angle="900" draw:border="0%"/>
    <draw:fill-image draw:name="Marble" xlink:href="Pictures/100000000000005E0000005E60E90F8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TU_5f_2-background" style:display-name="TTU_2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TTU_5f_2-backgroundobjects" style:display-name="TTU_2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TTU_5f_2-notes" style:display-name="TTU_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TTU_5f_2-outline1" style:display-name="TTU_2-outline1" style:family="presentation">
      <style:graphic-properties draw:stroke="none" draw:fill="none">
        <text:list-style style:name="TTU_5f_2-outline1" style:display-name="TTU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TU_5f_2-outline2" style:display-name="TTU_2-outline2" style:family="presentation" style:parent-style-name="TTU_5f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TU_5f_2-outline3" style:display-name="TTU_2-outline3" style:family="presentation" style:parent-style-name="TTU_5f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TU_5f_2-outline4" style:display-name="TTU_2-outline4" style:family="presentation" style:parent-style-name="TTU_5f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TU_5f_2-outline5" style:display-name="TTU_2-outline5" style:family="presentation" style:parent-style-name="TTU_5f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2-outline6" style:display-name="TTU_2-outline6" style:family="presentation" style:parent-style-name="TTU_5f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2-outline7" style:display-name="TTU_2-outline7" style:family="presentation" style:parent-style-name="TTU_5f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2-outline8" style:display-name="TTU_2-outline8" style:family="presentation" style:parent-style-name="TTU_5f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2-outline9" style:display-name="TTU_2-outline9" style:family="presentation" style:parent-style-name="TTU_5f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2-subtitle" style:display-name="TTU_2-subtitle" style:family="presentation">
      <style:graphic-properties draw:stroke="none" draw:fill="none" draw:textarea-vertical-align="middle">
        <text:list-style style:name="TTU_5f_2-subtitle" style:display-name="TTU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TU_5f_2-title" style:display-name="TTU_2-title" style:family="presentation">
      <style:graphic-properties draw:stroke="none" draw:fill="none" draw:textarea-vertical-align="middle">
        <text:list-style style:name="TTU_5f_2-title" style:display-name="TTU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TU_5f_1-background" style:display-name="TTU_1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TTU_5f_1-backgroundobjects" style:display-name="TTU_1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TTU_5f_1-notes" style:display-name="TTU_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TTU_5f_1-outline1" style:display-name="TTU_1-outline1" style:family="presentation">
      <style:graphic-properties draw:stroke="none" draw:fill="none">
        <text:list-style style:name="TTU_5f_1-outline1" style:display-name="TTU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TU_5f_1-outline2" style:display-name="TTU_1-outline2" style:family="presentation" style:parent-style-name="TTU_5f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TU_5f_1-outline3" style:display-name="TTU_1-outline3" style:family="presentation" style:parent-style-name="TTU_5f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TU_5f_1-outline4" style:display-name="TTU_1-outline4" style:family="presentation" style:parent-style-name="TTU_5f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TU_5f_1-outline5" style:display-name="TTU_1-outline5" style:family="presentation" style:parent-style-name="TTU_5f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1-outline6" style:display-name="TTU_1-outline6" style:family="presentation" style:parent-style-name="TTU_5f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1-outline7" style:display-name="TTU_1-outline7" style:family="presentation" style:parent-style-name="TTU_5f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1-outline8" style:display-name="TTU_1-outline8" style:family="presentation" style:parent-style-name="TTU_5f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1-outline9" style:display-name="TTU_1-outline9" style:family="presentation" style:parent-style-name="TTU_5f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TU_5f_1-subtitle" style:display-name="TTU_1-subtitle" style:family="presentation">
      <style:graphic-properties draw:stroke="none" draw:fill="none" draw:textarea-vertical-align="middle">
        <text:list-style style:name="TTU_5f_1-subtitle" style:display-name="TTU_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TU_5f_1-title" style:display-name="TTU_1-title" style:family="presentation">
      <style:graphic-properties draw:stroke="none" draw:fill="none" draw:textarea-vertical-align="middle">
        <text:list-style style:name="TTU_5f_1-title" style:display-name="TTU_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TU_5f_2-backgroundobjects">
      <style:graphic-properties draw:stroke="none" draw:fill="none" draw:fill-color="#ffffff" draw:auto-grow-height="false" fo:min-height="1.449cm"/>
    </style:style>
    <style:style style:name="Mpr2" style:family="presentation" style:parent-style-name="TTU_5f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TTU_5f_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TU_5f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TTU_5f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TTU_5f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TTU_5f_2" style:display-name="TTU_2" style:page-layout-name="PM1" draw:style-name="Mdp1">
      <draw:frame presentation:style-name="TTU_5f_2-title" draw:layer="backgroundobjects" svg:width="25.191cm" svg:height="3.507cm" svg:x="1.399cm" svg:y="0.837cm" presentation:class="title" presentation:placeholder="true">
        <draw:text-box/>
      </draw:frame>
      <draw:frame presentation:style-name="TTU_5f_2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TU_5f_2-title" draw:layer="backgroundobjects" svg:width="14.848cm" svg:height="11.136cm" svg:x="3.075cm" svg:y="2.257cm" presentation:class="page"/>
        <draw:frame presentation:style-name="TTU_5f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TU_5f_1" style:display-name="TTU_1" style:page-layout-name="PM1" draw:style-name="Mdp1">
      <draw:frame presentation:style-name="TTU_5f_1-title" draw:layer="backgroundobjects" svg:width="25.191cm" svg:height="3.507cm" svg:x="1.399cm" svg:y="0.837cm" presentation:class="title" presentation:placeholder="true">
        <draw:text-box/>
      </draw:frame>
      <draw:frame presentation:style-name="TTU_5f_1-outline1" draw:layer="backgroundobjects" svg:width="25.191cm" svg:height="12.183cm" svg:x="1.399cm" svg:y="4.915cm" presentation:class="outline" presentation:placeholder="true">
        <draw:text-box/>
      </draw:frame>
      <draw:frame presentation:style-name="Mpr7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TU_5f_1-title" draw:layer="backgroundobjects" svg:width="14.848cm" svg:height="11.136cm" svg:x="3.075cm" svg:y="2.257cm" presentation:class="page"/>
        <draw:frame presentation:style-name="TTU_5f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8M32S</meta:editing-duration>
    <meta:editing-cycles>7</meta:editing-cycles>
    <meta:generator>LibreOffice/4.0.4.2$Windows_x86 LibreOffice_project/9e9821abd0ffdbc09cd8c52eaa574fa09eb08f2</meta:generator>
    <dc:date>2013-08-22T02:19:47.27</dc:date>
    <meta:document-statistic meta:object-count="54"/>
  </office:meta>
</office:document-meta>
</file>